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21c" officeooo:paragraph-rsid="001d421c"/>
    </style:style>
    <style:style style:name="P2" style:family="paragraph" style:parent-style-name="Standard" style:list-style-name="L2">
      <style:text-properties officeooo:rsid="001d421c" officeooo:paragraph-rsid="001d421c"/>
    </style:style>
    <style:style style:name="P3" style:family="paragraph" style:parent-style-name="Standard" style:list-style-name="L3">
      <style:text-properties officeooo:rsid="001d421c" officeooo:paragraph-rsid="001d421c"/>
    </style:style>
    <style:style style:name="P4" style:family="paragraph" style:parent-style-name="Standard">
      <style:paragraph-properties fo:text-align="start" style:justify-single-word="false"/>
      <style:text-properties officeooo:rsid="001d421c" officeooo:paragraph-rsid="001d421c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d421c" officeooo:paragraph-rsid="001d421c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d61b3" officeooo:paragraph-rsid="001d61b3"/>
    </style:style>
    <style:style style:name="P7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61b3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a6" draw:textarea-horizontal-align="justify" draw:textarea-vertical-align="middle" draw:auto-grow-height="false" fo:min-height="2.136cm" fo:min-width="4.0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a6" draw:textarea-horizontal-align="justify" draw:textarea-vertical-align="middle" draw:auto-grow-height="false" fo:min-height="2.771cm" fo:min-width="4.2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69cm" fo:min-width="1.1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8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2.8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7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2.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0.2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0.3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a6" draw:textarea-horizontal-align="justify" draw:textarea-vertical-align="middle" draw:auto-grow-height="false" fo:min-height="2.282cm" fo:min-width="3.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2.9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a6" draw:textarea-horizontal-align="justify" draw:textarea-vertical-align="middle" draw:auto-grow-height="false" fo:min-height="3.685cm" fo:min-width="5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2.8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3.5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2.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0.2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69cm" fo:min-width="1.683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 v1</text:p>
      <text:p text:style-name="P1"/>
      <text:p text:style-name="P1">Fonctionnalités concrètes :</text:p>
      <text:p text:style-name="P1"/>
      <text:list xml:id="list4140511314" text:style-name="L2">
        <text:list-item>
          <text:p text:style-name="P2">Un utilisateur peut créer, modifier, supprimer des listes</text:p>
        </text:list-item>
        <text:list-item>
          <text:p text:style-name="P2">Un utilisateur peut ajouter, modifier, supprimer des éléments dans ces listes</text:p>
        </text:list-item>
        <text:list-item>
          <text:p text:style-name="P2">Un utilisateur peut par le biais de photos (OCR - TESSTWO) de ticket de caisses, <text:span text:style-name="T1">supprimer les articles achetés de</text:span> sa liste (Pour la v1, un seul magasin, Intermarché, et un seul ticket de courses)</text:p>
        </text:list-item>
      </text:list>
      <text:p text:style-name="P1"/>
      <text:p text:style-name="P1">Remarque : <text:s text:c="59"/></text:p>
      <text:list xml:id="list3061639014" text:style-name="L3">
        <text:list-item>
          <text:p text:style-name="P3">Application en local (base de données SQLite, car base de données local sur téléphone)</text:p>
        </text:list-item>
        <text:list-item>
          <text:p text:style-name="P3">Design simple</text:p>
        </text:list-item>
      </text:list>
      <text:p text:style-name="P1"/>
      <text:p text:style-name="P6">Diagramme de la base de données (en UML) :</text:p>
      <text:p text:style-name="P6"/>
      <text:p text:style-name="P1"><draw:g text:anchor-type="paragraph" draw:z-index="0" draw:style-name="gr1"><draw:custom-shape draw:style-name="gr2" draw:text-style-name="P7" svg:width="4.594cm" svg:height="2.387cm" svg:x="-0.473cm" svg:y="0.714cm"><text:p/><draw:enhanced-geometry svg:viewBox="0 0 21600 21600" draw:type="rectangle" draw:enhanced-path="M 0 0 L 21600 0 21600 21600 0 21600 0 0 Z N"/></draw:custom-shape><draw:custom-shape draw:style-name="gr3" draw:text-style-name="P7" svg:width="4.765cm" svg:height="3.022cm" svg:x="11.685cm" svg:y="0.582cm"><text:p/><draw:enhanced-geometry svg:viewBox="0 0 21600 21600" draw:type="rectangle" draw:enhanced-path="M 0 0 L 21600 0 21600 21600 0 21600 0 0 Z N"/></draw:custom-shape><draw:frame draw:style-name="gr4" draw:text-style-name="P9" svg:width="1.696cm" svg:height="0.821cm" svg:x="0.917cm" svg:y="0.714cm"><draw:text-box><text:p text:style-name="P8"><text:span text:style-name="T2">Liste</text:span></text:p></draw:text-box></draw:frame><draw:line draw:style-name="gr5" draw:text-style-name="P10" svg:x1="-0.473cm" svg:y1="1.513cm" svg:x2="4.12cm" svg:y2="1.513cm"><text:p/></draw:line><draw:frame draw:style-name="gr6" draw:text-style-name="P12" svg:width="4.001cm" svg:height="3.096cm" svg:x="-0.274cm" svg:y="1.626cm"><draw:text-box><text:p text:style-name="P11"><text:span text:style-name="T2">id (1)</text:span></text:p><text:p text:style-name="P11"><text:span text:style-name="T2">nom</text:span></text:p><text:p text:style-name="P11"><text:span text:style-name="T3"/></text:p></draw:text-box></draw:frame><draw:frame draw:style-name="gr7" draw:text-style-name="P9" svg:width="3.361cm" svg:height="0.964cm" svg:x="12.661cm" svg:y="0.607cm"><draw:text-box><text:p text:style-name="P8"><text:span text:style-name="T2">Element</text:span></text:p></draw:text-box></draw:frame><draw:line draw:style-name="gr8" draw:text-style-name="P10" svg:x1="11.685cm" svg:y1="1.57cm" svg:x2="16.449cm" svg:y2="1.57cm"><text:p/></draw:line><draw:frame draw:style-name="gr9" draw:text-style-name="P9" svg:width="1.987cm" svg:height="2.008cm" svg:x="11.685cm" svg:y="1.57cm"><draw:text-box><text:p text:style-name="P8"><text:span text:style-name="T2">id (1)</text:span></text:p><text:p text:style-name="P8"><text:span text:style-name="T2">nom</text:span></text:p><text:p text:style-name="P8"><text:span text:style-name="T2">idListe</text:span></text:p></draw:text-box></draw:frame><draw:line draw:style-name="gr10" draw:text-style-name="P10" svg:x1="4.12cm" svg:y1="2.09cm" svg:x2="11.72cm" svg:y2="2.09cm"><text:p/></draw:line><draw:frame draw:style-name="gr11" draw:text-style-name="P9" svg:width="3.412cm" svg:height="0.964cm" svg:x="6.593cm" svg:y="1.275cm"><draw:text-box><text:p text:style-name="P8"><text:span text:style-name="T2">C</text:span><text:span text:style-name="T2">o</text:span><text:span text:style-name="T2">n</text:span><text:span text:style-name="T2">ti</text:span><text:span text:style-name="T2">e</text:span><text:span text:style-name="T2">n</text:span><text:span text:style-name="T2">t </text:span><text:span text:style-name="T2">&gt;</text:span></text:p></draw:text-box></draw:frame><draw:frame draw:style-name="gr12" draw:text-style-name="P12" svg:width="0.749cm" svg:height="0.967cm" svg:x="10.938cm" svg:y="1.342cm"><draw:text-box><text:p text:style-name="P11"><text:span text:style-name="T3">*</text:span></text:p></draw:text-box></draw:frame><draw:frame draw:style-name="gr13" draw:text-style-name="P9" svg:width="0.854cm" svg:height="0.964cm" svg:x="4.231cm" svg:y="1.312cm"><draw:text-box><text:p text:style-name="P8"><text:span text:style-name="T2">1</text:span></text:p></draw:text-box></draw:frame><draw:custom-shape draw:style-name="gr14" draw:text-style-name="P7" svg:width="3.772cm" svg:height="2.534cm" svg:x="-0.418cm" svg:y="4.801cm"><text:p/><draw:enhanced-geometry svg:viewBox="0 0 21600 21600" draw:type="rectangle" draw:enhanced-path="M 0 0 L 21600 0 21600 21600 0 21600 0 0 Z N"/></draw:custom-shape><draw:frame draw:style-name="gr15" draw:text-style-name="P9" svg:width="3.433cm" svg:height="0.964cm" svg:x="0.118cm" svg:y="5.038cm"><draw:text-box><text:p text:style-name="P8"><text:span text:style-name="T2">Magasin</text:span></text:p></draw:text-box></draw:frame><draw:frame draw:style-name="gr16" draw:text-style-name="P9" svg:width="4.8cm" svg:height="1.957cm" svg:x="-0.418cm" svg:y="6.001cm"><draw:text-box><text:p text:style-name="P8"><text:span text:style-name="T2">id (1)</text:span></text:p><text:p text:style-name="P8"><text:span text:style-name="T2">nom</text:span></text:p><text:p text:style-name="P8"><text:span text:style-name="T2"/></text:p></draw:text-box></draw:frame><draw:line draw:style-name="gr17" draw:text-style-name="P10" svg:x1="-0.418cm" svg:y1="6.001cm" svg:x2="3.353cm" svg:y2="6.001cm"><text:p/></draw:line><draw:custom-shape draw:style-name="gr18" draw:text-style-name="P7" svg:width="6.201cm" svg:height="3.936cm" svg:x="11.555cm" svg:y="4.616cm"><text:p/><draw:enhanced-geometry svg:viewBox="0 0 21600 21600" draw:type="rectangle" draw:enhanced-path="M 0 0 L 21600 0 21600 21600 0 21600 0 0 Z N"/></draw:custom-shape><draw:frame draw:style-name="gr19" draw:text-style-name="P9" svg:width="3.361cm" svg:height="0.964cm" svg:x="13.125cm" svg:y="4.815cm"><draw:text-box><text:p text:style-name="P8"><text:span text:style-name="T2">Produit</text:span></text:p></draw:text-box></draw:frame><draw:line draw:style-name="gr20" draw:text-style-name="P10" svg:x1="11.556cm" svg:y1="5.814cm" svg:x2="17.756cm" svg:y2="5.814cm"><text:p/></draw:line><draw:line draw:style-name="gr21" draw:text-style-name="P10" svg:x1="-0.418cm" svg:y1="6.001cm" svg:x2="3.353cm" svg:y2="6.001cm"><text:p/></draw:line><draw:frame draw:style-name="gr22" draw:text-style-name="P9" svg:width="4.8cm" svg:height="3.807cm" svg:x="11.555cm" svg:y="5.92cm"><draw:text-box><text:p text:style-name="P8"><text:span text:style-name="T2">id (1)</text:span></text:p><text:p text:style-name="P8"><text:span text:style-name="T2">nom</text:span></text:p><text:p text:style-name="P8"><text:span text:style-name="T2">type</text:span></text:p><text:p text:style-name="P8"><text:span text:style-name="T2">idMagasi</text:span><text:span text:style-name="T2">n</text:span></text:p><text:p text:style-name="P8"><text:span text:style-name="T2"/></text:p></draw:text-box></draw:frame><draw:line draw:style-name="gr23" draw:text-style-name="P10" svg:x1="3.353cm" svg:y1="6.23cm" svg:x2="11.555cm" svg:y2="6.223cm"><text:p/></draw:line><draw:frame draw:style-name="gr24" draw:text-style-name="P9" svg:width="3.412cm" svg:height="0.964cm" svg:x="6.313cm" svg:y="5.456cm"><draw:text-box><text:p text:style-name="P8"><text:span text:style-name="T2">Contien</text:span><text:span text:style-name="T2">t &gt;</text:span></text:p></draw:text-box></draw:frame><draw:frame draw:style-name="gr25" draw:text-style-name="P9" svg:width="0.75cm" svg:height="0.964cm" svg:x="10.807cm" svg:y="5.561cm"><draw:text-box><text:p text:style-name="P8"><text:span text:style-name="T2">*</text:span></text:p></draw:text-box></draw:frame><draw:frame draw:style-name="gr26" draw:text-style-name="P9" svg:width="2.184cm" svg:height="1.02cm" svg:x="3.55cm" svg:y="5.267cm"><draw:text-box><text:p text:style-name="P8"><text:span text:style-name="T2">1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4:48:14.698088821</meta:creation-date>
    <dc:date>2019-05-21T15:11:53.997858971</dc:date>
    <meta:editing-duration>PT2M17S</meta:editing-duration>
    <meta:editing-cycles>2</meta:editing-cycles>
    <meta:generator>LibreOffice/6.2.2.2$Linux_X86_64 LibreOffice_project/20$Build-2</meta:generator>
    <meta:document-statistic meta:table-count="0" meta:image-count="0" meta:object-count="0" meta:page-count="1" meta:paragraph-count="9" meta:word-count="91" meta:character-count="582" meta:non-whitespace-character-count="445"/>
  </office:meta>
</office:document-meta>
</file>